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officeooo:rsid="0029dcc4" officeooo:paragraph-rsid="00131fef" style:font-size-asian="14pt" style:font-size-complex="14pt"/>
    </style:style>
    <style:style style:name="P2" style:family="paragraph" style:parent-style-name="Standard">
      <style:text-properties fo:color="#000000" fo:font-size="14pt" officeooo:rsid="00131fef" officeooo:paragraph-rsid="00131fef" style:font-size-asian="14pt" style:font-size-complex="14pt"/>
    </style:style>
    <style:style style:name="P3" style:family="paragraph" style:parent-style-name="Standard">
      <style:text-properties fo:font-size="16pt" fo:font-weight="bold" officeooo:rsid="00131fef" officeooo:paragraph-rsid="00131fe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17413" officeooo:paragraph-rsid="0011741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f630f" officeooo:paragraph-rsid="000f630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officeooo:rsid="000f630f" officeooo:paragraph-rsid="000f630f" style:font-size-asian="14pt" style:font-size-complex="14pt"/>
    </style:style>
    <style:style style:name="P7" style:family="paragraph" style:parent-style-name="Standard">
      <style:text-properties fo:font-size="14pt" officeooo:rsid="00117413" officeooo:paragraph-rsid="00117413" style:font-size-asian="14pt" style:font-size-complex="14pt"/>
    </style:style>
    <style:style style:name="P8" style:family="paragraph" style:parent-style-name="Standard">
      <style:text-properties fo:font-size="14pt" officeooo:rsid="0015e044" officeooo:paragraph-rsid="0015e044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officeooo:rsid="0015e044" officeooo:paragraph-rsid="0015e044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F" fo:font-size="14pt" style:font-size-asian="14pt" style:font-size-complex="14pt"/>
    </style:style>
    <style:style style:name="T1" style:family="text">
      <style:text-properties officeooo:rsid="00131fef"/>
    </style:style>
    <style:style style:name="T2" style:family="text">
      <style:text-properties officeooo:rsid="00149f26"/>
    </style:style>
    <style:style style:name="T3" style:family="text">
      <style:text-properties style:font-name="F" fo:font-size="12pt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gr1" style:family="graphic">
      <style:graphic-properties draw:textarea-horizontal-align="justify" draw:textarea-vertical-align="middle" draw:auto-grow-height="false" fo:min-height="0.4417in" fo:min-width="1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39in" fo:min-width="0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598in" fo:min-width="0.0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217in" fo:min-width="1.2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811in" fo:min-width="2.1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22in" fo:min-width="1.77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What is Boolean? Write down 3 different expression that results a Boolean (i.e. 5 == 6)</text:p>
      <text:p text:style-name="P6">A Boolean value is either true or false. In Python, the two Boolean values are True and False</text:p>
      <text:p text:style-name="P6">There are several expressions which produce Boolean values:</text:p>
      <text:p text:style-name="P6"><text:tab/>&gt;&gt;&gt; 5 == (1+4)<text:tab/> # Is five equal 5 to the result of 1 + 4?</text:p>
      <text:p text:style-name="P6"><text:tab/>True</text:p>
      <text:p text:style-name="P6"><text:tab/>&gt;&gt;&gt; 10 != 2*5<text:tab/><text:tab/></text:p>
      <text:p text:style-name="P6"><text:tab/>False</text:p>
      <text:p text:style-name="P6"><text:tab/>&gt;&gt;&gt; <text:s/>7 &lt;=9 and 7 &gt;=5</text:p>
      <text:p text:style-name="P6"><text:tab/>True</text:p>
      <text:p text:style-name="P4">2. What is a flow chart? Draw flow chart for the following code snippet.</text:p>
      <text:p text:style-name="P7">if name == “Huy be":</text:p>
      <text:p text:style-name="P7"><text:tab/>print(“Hand some") </text:p>
      <text:p text:style-name="P7">elif name == “Huy big": </text:p>
      <text:p text:style-name="P7"><text:tab/>even_more_handsome = True </text:p>
      <text:p text:style-name="P7">else: </text:p>
      <text:p text:style-name="P7"><text:tab/>webbrowser.open(“https://www.youtube.com/watch?v=04854XqcfCY”) </text:p>
      <text:p text:style-name="P7"/>
      <text:p text:style-name="P7"/>
      <text:p text:style-name="P8"><draw:custom-shape text:anchor-type="paragraph" draw:z-index="0" draw:name="Shape1" draw:style-name="gr1" draw:text-style-name="P10" svg:width="1.6858in" svg:height="0.6252in" svg:x="2.5354in" svg:y="0.561in"><text:p text:style-name="P10">Star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" draw:name="Shape2" draw:style-name="gr2" draw:text-style-name="P10" svg:width="1.965in" svg:height="0.878in" svg:x="2.4016in" svg:y="1.6189in"><text:p text:style-name="P10">Name == ”Huy be”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name="Shape3" draw:style-name="gr3" svg:width="0.1488in" svg:height="0.4106in" svg:x="3.302in" svg:y="1.2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Frame1" text:anchor-type="paragraph" svg:x="0.9807in" svg:y="2.05in" svg:width="1.4228in" draw:z-index="5"><draw:text-box fo:min-height="0.0161in"><text:p text:style-name="Drawing"><draw:line text:anchor-type="paragraph" draw:z-index="6" draw:name="Shape4" draw:style-name="gr4" draw:text-style-name="P10" svg:x1="0.0008in" svg:y1="0in" svg:x2="1.4217in" svg:y2="0in"><text:p/></draw:line><draw:frame draw:style-name="fr2" draw:name="Frame3" text:anchor-type="paragraph" svg:x="2.9984in" svg:y="1.1016in" svg:width="0.8134in" draw:z-index="11"><draw:text-box fo:min-height="0.0161in"><text:p text:style-name="Drawing"><draw:line text:anchor-type="paragraph" draw:z-index="12" draw:name="Shape4" draw:style-name="gr4" draw:text-style-name="P10" svg:x1="0.0008in" svg:y1="0in" svg:x2="0.8118in" svg:y2="0in"><text:p/></draw:line><draw:line text:anchor-type="paragraph" draw:z-index="17" draw:style-name="gr5" draw:text-style-name="P10" svg:x1="3.3984in" svg:y1="0.0154in" svg:x2="3.3984in" svg:y2="0.6835in"><text:p/></draw:line><text:s text:c="2"/>True</text:p></draw:text-box></draw:frame><draw:line text:anchor-type="paragraph" draw:z-index="13" draw:style-name="gr5" draw:text-style-name="P10" svg:x1="2.9984in" svg:y1="1.1016in" svg:x2="2.9984in" svg:y2="1.7697in"><text:p/></draw:line><text:s text:c="9"/>True</text:p></draw:text-box></draw:frame><draw:frame draw:style-name="fr1" draw:name="Frame2" text:anchor-type="paragraph" svg:x="4.3661in" svg:y="2.0575in" svg:width="1.4083in" draw:z-index="3"><draw:text-box fo:min-height="0.0161in"><text:p text:style-name="Drawing"><draw:line text:anchor-type="paragraph" draw:z-index="4" draw:name="Shape4" draw:style-name="gr4" draw:text-style-name="P10" svg:x1="0.0008in" svg:y1="0in" svg:x2="1.4071in" svg:y2="0in"><text:p/></draw:line><draw:frame draw:style-name="fr2" draw:name="Frame4" text:anchor-type="paragraph" svg:x="2.2862in" svg:y="1.1091in" svg:width="0.728in" draw:z-index="15"><draw:text-box fo:min-height="0.0161in"><text:p text:style-name="Drawing"><draw:line text:anchor-type="paragraph" draw:z-index="16" draw:name="Shape4" draw:style-name="gr4" draw:text-style-name="P10" svg:x1="0.0008in" svg:y1="0in" svg:x2="0.7264in" svg:y2="0in"><text:p/></draw:line><text:s text:c="3"/>False</text:p></draw:text-box></draw:frame><text:tab/> False</text:p></draw:text-box></draw:frame><draw:line text:anchor-type="paragraph" draw:z-index="7" draw:style-name="gr5" draw:text-style-name="P10" svg:x1="0.9807in" svg:y1="2.05in" svg:x2="0.9807in" svg:y2="2.7181in"><text:p/></draw:line><draw:custom-shape text:anchor-type="paragraph" draw:z-index="8" draw:name="Shape5" draw:style-name="gr6" svg:width="1.265in" svg:height="0.7217in" svg:x="0.3634in" svg:y="2.7118in"><text:p><text:s text:c="6"/>Handsome</text:p><draw:enhanced-geometry svg:viewBox="0 0 21600 21600" draw:type="rectangle" draw:enhanced-path="M 0 0 L 21600 0 21600 21600 0 21600 0 0 Z N"/></draw:custom-shape><draw:line text:anchor-type="paragraph" draw:z-index="9" draw:name="Shape6" draw:style-name="gr5" draw:text-style-name="P10" svg:x1="5.7728in" svg:y1="2.0575in" svg:x2="5.7728in" svg:y2="2.7031in"><text:p/></draw:line><draw:custom-shape text:anchor-type="paragraph" draw:z-index="10" draw:name="Shape2" draw:style-name="gr2" draw:text-style-name="P10" svg:width="1.965in" svg:height="0.878in" svg:x="4.7902in" svg:y="2.7193in"><text:p text:style-name="P10">Name == ”Huy big”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Shape7" draw:style-name="gr7" draw:text-style-name="P10" svg:width="2.1803in" svg:height="0.7815in" svg:x="2.9in" svg:y="3.8264in"><text:p text:style-name="P11"><text:span text:style-name="T3">even_more_handsome = True </text:span></text:p><draw:enhanced-geometry svg:viewBox="0 0 21600 21600" draw:type="rectangle" draw:enhanced-path="M 0 0 L 21600 0 21600 21600 0 21600 0 0 Z N"/></draw:custom-shape><draw:custom-shape text:anchor-type="paragraph" draw:z-index="18" draw:name="Shape8" draw:style-name="gr8" svg:width="1.7713in" svg:height="0.7224in" svg:x="5.8319in" svg:y="3.8417in"><text:p>Open </text:p><text:p>“We are the champions”</text:p><draw:enhanced-geometry svg:viewBox="0 0 21600 21600" draw:type="rectangle" draw:enhanced-path="M 0 0 L 21600 0 21600 21600 0 21600 0 0 Z N"/></draw:custom-shape>Flowchart is an algorithm (Thuật toán) represented in the form of a diagram. Flowchart provide extra aids in writing programs and/or explaining program to others.</text:p>
      <text:p text:style-name="P9"/>
      <text:p text:style-name="P8"/>
      <text:p text:style-name="P8"/>
      <text:p text:style-name="P3">3. What are nested conditionals? Write a piece of code that uses neseted conditionals.</text:p>
      <text:p text:style-name="P2">Nested conditionals are conditionals nested, or contained, within another.</text:p>
      <text:p text:style-name="P2">For example</text:p>
      <text:p text:style-name="P1"><text:tab/>if x &lt; <text:span text:style-name="T1">10</text:span>:</text:p>
      <text:p text:style-name="P1"><text:tab/><text:tab/><text:span text:style-name="T2">print (“ x is not greater or equal than 10”)</text:span></text:p>
      <text:p text:style-name="P1"><text:tab/>else:</text:p>
      <text:p text:style-name="P1"><text:tab/><text:tab/>if x &gt; <text:span text:style-name="T1">0</text:span>:</text:p>
      <text:p text:style-name="P1"><text:tab/><text:tab/><text:tab/><text:span text:style-name="T2">print(“x is a single digit number”)</text:span></text:p>
      <text:p text:style-name="P1"><text:tab/><text:tab/>else:</text:p>
      <text:p text:style-name="P1"><text:tab/><text:tab/><text:tab/><text:span text:style-name="T1">if x &gt; 1:</text:span></text:p>
      <text:p text:style-name="P1"><text:tab/><text:tab/><text:tab/><text:tab/><text:span text:style-name="T2">print(“ x + 9 &gt; 10”)</text:span></text:p>
      <text:p text:style-name="P1"><text:tab/><text:tab/><text:tab/><text:span text:style-name="T1">else:</text:span></text:p>
      <text:p text:style-name="P1"><text:tab/><text:tab/><text:tab/><text:tab/><text:span text:style-name="T1">if x &gt; 5:</text:span></text:p>
      <text:p text:style-name="P1"><text:tab/><text:tab/><text:tab/><text:tab/><text:tab/><text:span text:style-name="T2">print(“ x + 5 &gt; 10”)</text:span>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2:47:11.572000000</meta:creation-date>
    <dc:date>2018-01-14T23:33:03.047000000</dc:date>
    <meta:editing-duration>PT29M36S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36" meta:word-count="204" meta:character-count="1158" meta:non-whitespace-character-count="921"/>
  </office:meta>
</office:document-meta>
</file>